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3.9091in"/>
    </style:style>
    <style:style style:name="co3" style:family="table-column">
      <style:table-column-properties fo:break-before="auto" style:column-width="6.6083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92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7598in" fo:break-before="auto" style:use-optimal-row-height="true"/>
    </style:style>
    <style:style style:name="ro3" style:family="table-row">
      <style:table-row-properties style:row-height="0.5756in" fo:break-before="auto" style:use-optimal-row-height="true"/>
    </style:style>
    <style:style style:name="ro4" style:family="table-row">
      <style:table-row-properties style:row-height="0.39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060" number:language="fi" number:country="FI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36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36">
      <style:table-cell-properties fo:border-bottom="0.74pt solid #009353" fo:background-color="#bee3d3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36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to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1006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6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äivämäärät</text:p>
          </table:table-cell>
          <table:table-cell table:style-name="ce7" office:value-type="string" calcext:value-type="string">
            <text:p>Oppiminen</text:p>
          </table:table-cell>
          <table:table-cell table:style-name="ce7" office:value-type="string" calcext:value-type="string">
            <text:p>Työkuvaus</text:p>
          </table:table-cell>
          <table:table-cell table:style-name="ce7" office:value-type="string" calcext:value-type="string">
            <text:p>Aloitus-lopetus</text:p>
          </table:table-cell>
          <table:table-cell table:style-name="ce14" office:value-type="string" calcext:value-type="string">
            <text:p>Tunnit (h)</text:p>
          </table:table-cell>
        </table:table-row>
        <table:table-row table:style-name="ro2">
          <table:table-cell table:style-name="ce18" office:value-type="date" office:date-value="2025-05-16" calcext:value-type="date">
            <text:p>16.05.2025</text:p>
          </table:table-cell>
          <table:table-cell table:style-name="ce25" office:value-type="string" calcext:value-type="string">
            <text:p>- Opinkäyttämään LibreOffice Calc työkalua.</text:p>
            <text:p>- Opettelen suunnittelemaan pohjan projektilleni.</text:p>
            <text:p>- Opettelen suunnitelman toiminnot etukäteen</text:p>
            <text:p>Rakentamalla</text:p>
          </table:table-cell>
          <table:table-cell table:style-name="ce25" office:value-type="string" calcext:value-type="string">
            <text:p>Tänään tein suunnitelman yritykselleni. Tavoitteena on antaa aikaraja ensimmäiselle </text:p>
            <text:p>Prototyypille. Kirjoitettu suunnitelma ja visuaalinen suunnitelma Figmassa. </text:p>
          </table:table-cell>
          <table:table-cell table:style-name="ce11" office:value-type="string" calcext:value-type="string">
            <text:p>13:30-14:40</text:p>
            <text:p>19:05-19:50</text:p>
            <text:p>20:25-21:10</text:p>
            <text:p>22:20-22:50</text:p>
          </table:table-cell>
          <table:table-cell table:style-name="ce35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date" office:date-value="2025-05-17" calcext:value-type="date">
            <text:p>17.05.202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0" office:value-type="time" office:time-value="PT00H00M00S" calcext:value-type="time">
            <text:p>00:0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date" office:date-value="2025-05-18" calcext:value-type="date">
            <text:p>18.05.2025</text:p>
          </table:table-cell>
          <table:table-cell table:style-name="ce25" office:value-type="string" calcext:value-type="string">
            <text:p>- Opin tänään käyttämään defer ja </text:p>
            <text:p>DOMContentLoader</text:p>
            <text:p>- Opin myös input range komennon, jolla loin </text:p>
            <text:p>sliderin</text:p>
          </table:table-cell>
          <table:table-cell table:style-name="ce25" office:value-type="string" calcext:value-type="string">
            <text:p>Tänään aloitin tekemään nettisivua sain tehtyä navigaation. Toinen asia oli slider ja</text:p>
            <text:p>input number yhdistettyä, jotta pystyn esittämään budjetti numeron.</text:p>
          </table:table-cell>
          <table:table-cell table:style-name="ce11" office:value-type="string" calcext:value-type="string">
            <text:p>20:45:00-21:50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date" office:date-value="2025-05-19" calcext:value-type="date">
            <text:p>19.05.2025</text:p>
          </table:table-cell>
          <table:table-cell table:style-name="ce26" office:value-type="string" calcext:value-type="string">
            <text:p>- Tänään oli opettelemista miten käyttää toFixed</text:p>
            <text:p>komentoa, jotta pystyn pyöristämään numeron</text:p>
            <text:p>Kahteen desimaaliin</text:p>
          </table:table-cell>
          <table:table-cell table:style-name="ce26" office:value-type="string" calcext:value-type="string">
            <text:p>Tämän päivän aikana sain tehtyä hyvin yksinkertaisen laskurin minun sovellukselle.</text:p>
            <text:p>Aloitin myös tekemään osiota mistä voi lisätä tuotteita ostoskoriin. Sain tehtyä</text:p>
            <text:p>yksinkertaisen alun tälle toiminnolle.</text:p>
          </table:table-cell>
          <table:table-cell table:style-name="ce30" office:value-type="string" calcext:value-type="string">
            <text:p>10:10-10:40</text:p>
            <text:p>14:45-15:30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date" office:date-value="2025-05-20" calcext:value-type="date">
            <text:p>20.05.202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1" office:value-type="time" office:time-value="PT00H00M00S" calcext:value-type="time">
            <text:p>00:0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date" office:date-value="2025-05-21" calcext:value-type="date">
            <text:p>21.05.202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0" office:value-type="time" office:time-value="PT00H00M00S" calcext:value-type="time">
            <text:p>00:0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3">
          <table:table-cell table:style-name="ce18" office:value-type="date" office:date-value="2025-05-22" calcext:value-type="date">
            <text:p>22.05.2025</text:p>
          </table:table-cell>
          <table:table-cell table:style-name="ce25" office:value-type="string" calcext:value-type="string">
            <text:p>-Opin tänään tallentamaan getElementId </text:p>
            <text:p>Kauniisti. Tallennan sen objectiin.</text:p>
          </table:table-cell>
          <table:table-cell table:style-name="ce25" office:value-type="string" calcext:value-type="string">
            <text:p>Tänään lisäsin footer pohjan, jonka olen tehnyt jo aikaisemmin. Samalla lisäsin </text:p>
            <text:p>kalenterin, jonka tarkoituksena on näyttää päivittäiset tai viikkottaiset budjetit. Korjasin</text:p>
            <text:p>myös esittely osiosta tekstin ja kuvan asettelun.</text:p>
          </table:table-cell>
          <table:table-cell table:style-name="ce11" office:value-type="string" calcext:value-type="string">
            <text:p>11:40-12:40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4">
          <table:table-cell table:style-name="ce9" office:value-type="date" office:date-value="2025-05-23" calcext:value-type="date">
            <text:p>23.05.2025</text:p>
          </table:table-cell>
          <table:table-cell table:style-name="ce26" office:value-type="string" calcext:value-type="string">
            <text:p>-Opettelen käyttämään kopiointi JS puolella. </text:p>
            <text:p>Leikepöydälle kopiointi on uutta minulle.</text:p>
          </table:table-cell>
          <table:table-cell table:style-name="ce26" office:value-type="string" calcext:value-type="string">
            <text:p>Vaihdoin tänään input number osan p muotoon, koska en pystynyt lisäämään €</text:p>
            <text:p>symboolia budjetti kohtaan.</text:p>
          </table:table-cell>
          <table:table-cell table:style-name="ce30" office:value-type="string" calcext:value-type="string">
            <text:p>10:40-11:55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18" office:value-type="date" office:date-value="2025-05-24" calcext:value-type="date">
            <text:p>24.05.202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1" office:value-type="time" office:time-value="PT00H00M00S" calcext:value-type="time">
            <text:p>00:00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date" office:date-value="2025-05-25" calcext:value-type="date">
            <text:p>25.05.202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0" office:value-type="time" office:time-value="PT00H00M00S" calcext:value-type="time">
            <text:p>00:0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3">
          <table:table-cell table:style-name="ce18" office:value-type="date" office:date-value="2025-05-26" calcext:value-type="date">
            <text:p>26.05.2025</text:p>
          </table:table-cell>
          <table:table-cell table:style-name="ce25" office:value-type="string" calcext:value-type="string">
            <text:p>-Opettelen käyttämään axios ja cheerio paketteja.</text:p>
            <text:p>-Opiskelen data scraping sivuilta</text:p>
          </table:table-cell>
          <table:table-cell table:style-name="ce25" office:value-type="string" calcext:value-type="string">
            <text:p>Opettelin tänään keräämään tietoa toiselta sivulta. Tavoitteenani on saada kerättyä </text:p>
            <text:p>tarvittava tieto päivittäin sivulta, jotta tiedot pysyvät tuoreina ja tarkkana. API ja </text:p>
            <text:p>webscraping ovat mielenkiintoisia työkaluja tiedon hakemiseen omalle sivulle.</text:p>
          </table:table-cell>
          <table:table-cell table:style-name="ce11" office:value-type="string" calcext:value-type="string">
            <text:p>10:45:00-11:45</text:p>
            <text:p>12:45-14:00</text:p>
          </table:table-cell>
          <table:table-cell table:style-name="ce35" office:value-type="float" office:value="2" calcext:value-type="float">
            <text:p>2</text:p>
          </table:table-cell>
        </table:table-row>
        <table:table-row table:style-name="ro1">
          <table:table-cell table:style-name="ce9" office:value-type="date" office:date-value="2025-05-27" calcext:value-type="date">
            <text:p>27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28" calcext:value-type="date">
            <text:p>28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29" calcext:value-type="date">
            <text:p>29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30" calcext:value-type="date">
            <text:p>30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31" calcext:value-type="date">
            <text:p>31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4" office:value-type="string" calcext:value-type="string">
            <text:p>Valmis</text:p>
          </table:table-cell>
          <table:table-cell table:style-name="ce27" table:number-columns-repeated="2"/>
          <table:table-cell table:style-name="ce10"/>
          <table:table-cell table:style-name="ce17" table:formula="of:=SUM([.E2:.E17])" office:value-type="float" office:value="9" calcext:value-type="float">
            <text:p>9</text:p>
          </table:table-cell>
        </table:table-row>
        <table:table-row table:style-name="ro5">
          <table:table-cell table:style-name="ce5"/>
          <table:table-cell table:number-columns-repeated="4"/>
        </table:table-row>
        <table:table-row table:style-name="ro5" table:number-rows-repeated="1048556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uolenkärjet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uolenkärjet_20_1" draw:display-name="Nuolenkärje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vu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 style:data-style-name="N2" text:time-value="11:04:14.385000000">00:00:00</text:time></text:p>
        </style:region-right>
      </style:header>
      <style:header-left style:display="false"/>
      <style:header-first style:display="false"/>
      <style:footer>
        <text:p>Sivu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13:38:08.620000000</meta:creation-date>
    <dc:date>2025-05-26T13:59:54.302000000</dc:date>
    <meta:editing-duration>PT10H50M50S</meta:editing-duration>
    <meta:editing-cycles>29</meta:editing-cycles>
    <meta:generator>LibreOffice/24.8.6.2$Windows_X86_64 LibreOffice_project/6d98ba145e9a8a39fc57bcc76981d1fb1316c60c</meta:generator>
    <meta:document-statistic meta:table-count="1" meta:cell-count="67" meta:object-count="0"/>
  </office:meta>
</office:document-meta>
</file>